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10E2C271B36D84CD88D.png" manifest:media-type="image/png"/>
  <manifest:file-entry manifest:full-path="Pictures/100000000000026D000000B4AFAFB53ABDD33AB3.png" manifest:media-type="image/png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27300000035CE100946279C379C.png" manifest:media-type="image/png"/>
  <manifest:file-entry manifest:full-path="Pictures/10000000000001430000007FC64E0DCB2C3D31C4.png" manifest:media-type="image/png"/>
  <manifest:file-entry manifest:full-path="Pictures/10000000000001CE00000070D123339A423CDE17.png" manifest:media-type="image/png"/>
  <manifest:file-entry manifest:full-path="Pictures/10000000000002020000001E6E4D4192F8451846.png" manifest:media-type="image/png"/>
  <manifest:file-entry manifest:full-path="Pictures/10000000000002750000004AF3DFA737DA1CF8E3.png" manifest:media-type="image/png"/>
  <manifest:file-entry manifest:full-path="Pictures/100000000000027000000056C4BA0EE4BD2D81F4.png" manifest:media-type="image/png"/>
  <manifest:file-entry manifest:full-path="Pictures/100000000000021700000153F5B8528E51AB1B9F.png" manifest:media-type="image/png"/>
  <manifest:file-entry manifest:full-path="Pictures/1000000000000277000000826338B4AEF3D0AF71.png" manifest:media-type="image/png"/>
  <manifest:file-entry manifest:full-path="Pictures/10000000000001F70000001653B5D439EC2269FC.png" manifest:media-type="image/png"/>
  <manifest:file-entry manifest:full-path="Pictures/100000000000027B00000069E546842DF856DB6C.png" manifest:media-type="image/png"/>
  <manifest:file-entry manifest:full-path="Pictures/10000000000001CF000000534FD9E27946AE1C28.png" manifest:media-type="image/png"/>
  <manifest:file-entry manifest:full-path="Pictures/100000000000027E00000039A3D129508D967CF2.png" manifest:media-type="image/png"/>
  <manifest:file-entry manifest:full-path="Pictures/10000000000002DF00000184D2352636EA7B8284.png" manifest:media-type="image/png"/>
  <manifest:file-entry manifest:full-path="Pictures/10000000000002650000004AE7544D0A07EF006E.png" manifest:media-type="image/png"/>
  <manifest:file-entry manifest:full-path="Pictures/10000000000002780000007FBB501B2DE725B059.png" manifest:media-type="image/png"/>
  <manifest:file-entry manifest:full-path="Pictures/100000000000027E0000005331C56692E6D2DB50.png" manifest:media-type="image/png"/>
  <manifest:file-entry manifest:full-path="Pictures/100000000000007A000000181DE46AEF8256DB1A.png" manifest:media-type="image/png"/>
  <manifest:file-entry manifest:full-path="Pictures/100000000000027A0000005046038B8832CBC4C3.png" manifest:media-type="image/png"/>
  <manifest:file-entry manifest:full-path="Pictures/1000000000000169000000763C29EACAE85551A6.png" manifest:media-type="image/png"/>
  <manifest:file-entry manifest:full-path="Pictures/100000000000027500000031B10639D15D13E73B.png" manifest:media-type="image/png"/>
  <manifest:file-entry manifest:full-path="Pictures/10000000000002720000003B13C8AA0098A8DFF3.png" manifest:media-type="image/png"/>
  <manifest:file-entry manifest:full-path="Pictures/100000000000027D00000037AC50F2B8C8E085FE.png" manifest:media-type="image/png"/>
  <manifest:file-entry manifest:full-path="Pictures/1000000000000175000000A9682A08F802684FB1.png" manifest:media-type="image/png"/>
  <manifest:file-entry manifest:full-path="Pictures/100000000000027A00000052A9C4AEE4C66157AA.png" manifest:media-type="image/png"/>
  <manifest:file-entry manifest:full-path="Pictures/100000000000028C0000015897F277B09F43197D.png" manifest:media-type="image/png"/>
  <manifest:file-entry manifest:full-path="Pictures/100000000000028700000118EA09986280F8099C.png" manifest:media-type="image/png"/>
  <manifest:file-entry manifest:full-path="Pictures/10000000000000D500000020AE1D532BB2585241.png" manifest:media-type="image/png"/>
  <manifest:file-entry manifest:full-path="Pictures/10000000000002750000003E0DEA6CAA16D1FC51.png" manifest:media-type="image/png"/>
  <manifest:file-entry manifest:full-path="Pictures/100000000000021100000037A9A9A956C83C84C2.png" manifest:media-type="image/png"/>
  <manifest:file-entry manifest:full-path="Pictures/100000000000025B0000017B375AD1B2D6F3DF6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509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title">
      <style:graphic-properties fo:min-height="4.06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color="#ffffff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寫給資工系畢業生的</text:span><text:span text:style-name="T1"><text:line-break/></text:span><text:span text:style-name="T1"><text:line-break/></text:span><text:span text:style-name="T1">工作面試指南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6</text:span><text:span text:style-name="T3">月</text:span><text:span text:style-name="T3">4</text:span><text:span text:style-name="T3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4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最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又到了畢業季節！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每年這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會有幾位同學來找我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問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關於升學或工作的事情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我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他們對《工作》與《薪資》等事情，和我的想法有很大的差異！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第一個差異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金門大學的學生，即使有工作經驗，也往往只能在餐廳打工，沒有《資工相關領域》的職場工作經驗。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 presentation:user-transformed="tru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常常看到一個現象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5" draw:layer="layout" svg:width="25.199cm" svg:height="3.506cm" svg:x="1.4cm" svg:y="0.837cm" presentation:class="title">
          <draw:text-box>
            <text:p>不管這個學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程式能力很好<text:line-break/></text:p>
              </text:list-item>
              <text:list-item>
                <text:p>還是程式能力爛到爆！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5" draw:layer="layout" svg:width="25.199cm" svg:height="3.506cm" svg:x="1.4cm" svg:y="0.837cm" presentation:class="title">
          <draw:text-box>
            <text:p>他們都同樣沒有自信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5" draw:layer="layout" svg:width="25.199cm" svg:height="3.506cm" svg:x="1.4cm" svg:y="0.837cm" presentation:class="title">
          <draw:text-box>
            <text:p>在面試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面試者通常會問他們，想要的薪資是多少？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5" draw:layer="layout" svg:width="25.199cm" svg:height="3.506cm" svg:x="1.4cm" svg:y="0.837cm" presentation:class="title">
          <draw:text-box>
            <text:p>這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那個《程式能力很好的》，開出來的價碼，和《程式能力爛到爆》的，開出來的價碼，常常是一模一樣的！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5" draw:layer="layout" svg:width="25.199cm" svg:height="3.506cm" svg:x="1.4cm" svg:y="0.837cm" presentation:class="title">
          <draw:text-box>
            <text:p>甚至有很多學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對於薪資，都會說：<text:line-break/>《由公司來決定》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5" draw:layer="layout" svg:width="25.199cm" svg:height="3.506cm" svg:x="1.4cm" svg:y="0.837cm" presentation:class="title">
          <draw:text-box>
            <text:p>你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慣老闆最喜歡這種答案了！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5" draw:layer="layout" svg:width="25.199cm" svg:height="3.506cm" svg:x="1.4cm" svg:y="0.837cm" presentation:class="title">
          <draw:text-box>
            <text:p>一聽到這種答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他就可以大方地給你</text:span><text:span text:style-name="T8">22k</text:span><text:span text:style-name="T8">了阿！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而那些比較好的面試官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聽到這樣的答案，不免要對你的能力產生疑問？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5" draw:layer="layout" svg:width="25.199cm" svg:height="3.506cm" svg:x="1.4cm" svg:y="0.837cm" presentation:class="title">
          <draw:text-box>
            <text:p>這傢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是不是能力有問題，才不敢開價阿！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5" draw:layer="layout" svg:width="25.199cm" svg:height="3.506cm" svg:x="1.4cm" svg:y="0.837cm" presentation:class="title">
          <draw:text-box>
            <text:p>相反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如果你能力很好，又很有自信的話。</text:span><text:span text:style-name="T6"><text:line-break/></text:span><text:span text:style-name="T6"/></text:p>
              </text:list-item>
              <text:list-item>
                <text:p><text:span text:style-name="T6">就應該開出《能令自己放心留下》的價碼！</text:span><text:span text:style-name="T6"><text:line-break/></text:span><text:span text:style-name="T6"/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不只對方會覺得，這個人應該很有料！</text:span><text:span text:style-name="T9"><text:line-break/></text:span><text:span text:style-name="T9"/></text:p>
              </text:list-item>
              <text:list-item>
                <text:p><text:span text:style-name="T9">你自己也才能好好的工作，不會之後很快就想跳槽！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draw:frame presentation:style-name="pr5" draw:layer="layout" svg:width="25.199cm" svg:height="3.506cm" svg:x="1.4cm" svg:y="0.837cm" presentation:class="title">
          <draw:text-box>
            <text:p>其實談薪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很重要的事情！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年輕人沒有談薪水的經驗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往往會過於保守！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draw:frame presentation:style-name="pr5" draw:layer="layout" svg:width="25.199cm" svg:height="3.506cm" svg:x="1.4cm" svg:y="0.837cm" presentation:class="title">
          <draw:text-box>
            <text:p>正因為如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反而常常談出一個讓自己無法安心工作的薪水！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draw:frame presentation:style-name="pr5" draw:layer="layout" svg:width="25.199cm" svg:height="3.506cm" svg:x="1.4cm" svg:y="0.837cm" presentation:class="title">
          <draw:text-box>
            <text:p>等到有一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和同學談到薪水之後，才發現自己比別人低很多，能力卻比他人好，於是反而讓自己無法發揮工作能力！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draw:frame presentation:style-name="pr5" draw:layer="layout" svg:width="25.199cm" svg:height="3.506cm" svg:x="1.4cm" svg:y="0.837cm" presentation:class="title">
          <draw:text-box>
            <text:p><text:span text:style-name="T10">這樣對個人和公司雙方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會是一種傷害！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draw:frame presentation:style-name="pr5" draw:layer="layout" svg:width="25.199cm" svg:height="3.506cm" svg:x="1.4cm" svg:y="0.837cm" presentation:class="title">
          <draw:text-box>
            <text:p>我還記得自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剛畢業時第一份工作，薪水是三萬六千，三個月後調到四萬五千。</text:span><text:span text:style-name="T8"><text:line-break/></text:span><text:span text:style-name="T8"/></text:p>
              </text:list-item>
              <text:list-item>
                <text:p><text:span text:style-name="T8">不過那是在中研院當研究助理，之後也不太會調薪了！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draw:frame presentation:style-name="pr5" draw:layer="layout" svg:width="25.199cm" svg:height="3.506cm" svg:x="1.4cm" svg:y="0.837cm" presentation:class="title">
          <draw:text-box>
            <text:p><text:span text:style-name="T10">後來和同學創業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薪水反而只領兩萬多，想說創業還沒賺多少錢，等到之後賺錢再說！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5" draw:layer="layout" svg:width="25.199cm" svg:height="3.506cm" svg:x="1.4cm" svg:y="0.837cm" presentation:class="title">
          <draw:text-box>
            <text:p>創業失敗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在當博士班學生時，我再次去找工作。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這時我對薪水就比較有概念了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draw:frame presentation:style-name="pr5" draw:layer="layout" svg:width="25.199cm" svg:height="3.506cm" svg:x="1.4cm" svg:y="0.837cm" presentation:class="title">
          <draw:text-box>
            <text:p>我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得談一個薪水，讓自己可以好好安心的發揮所長！</text:span><text:span text:style-name="T7"><text:line-break/></text:span><text:span text:style-name="T7"/></text:p>
              </text:list-item>
              <text:list-item>
                <text:p><text:span text:style-name="T7">否則對公司和我都是傷害。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draw:frame presentation:style-name="pr5" draw:layer="layout" svg:width="25.199cm" svg:height="3.506cm" svg:x="1.4cm" svg:y="0.837cm" presentation:class="title">
          <draw:text-box>
            <text:p>所以那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到一個日商面試，開了十萬元的月薪！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draw:frame presentation:style-name="pr5" draw:layer="layout" svg:width="25.199cm" svg:height="3.506cm" svg:x="1.4cm" svg:y="0.837cm" presentation:class="title">
          <draw:text-box>
            <text:p>面試狀況還算可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但是面試完之後，對方並沒有當場給我 </text:span><text:span text:style-name="T7">Offer </text:span><text:span text:style-name="T7">。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draw:frame presentation:style-name="pr5" draw:layer="layout" svg:width="25.199cm" svg:height="3.506cm" svg:x="1.4cm" svg:y="0.837cm" presentation:class="title">
          <draw:text-box>
            <text:p>面試完兩天後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日商的最高台籍主管，打電話給我！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draw:frame presentation:style-name="pr5" draw:layer="layout" svg:width="25.199cm" svg:height="3.506cm" svg:x="1.4cm" svg:y="0.837cm" presentation:class="title">
          <draw:text-box>
            <text:p>他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很希望你能來我們公司！</text:span><text:span text:style-name="T7"><text:line-break/></text:span><text:span text:style-name="T7"/></text:p>
              </text:list-item>
              <text:list-item>
                <text:p><text:span text:style-name="T7">但是價錢可不可以商量一下。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draw:frame presentation:style-name="pr5" draw:layer="layout" svg:width="25.199cm" svg:height="3.506cm" svg:x="1.4cm" svg:y="0.837cm" presentation:class="title">
          <draw:text-box>
            <text:p>你還在念博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所以也還不能擔任全職。<text:line-break/></text:p>
              </text:list-item>
              <text:list-item>
                <text:p>所以可不可以打個八折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不過、我們會給你一些彈性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需要去學校的時候隨時都可以去，這個價錢是按時薪計算！</text:span><text:span text:style-name="T7"><text:line-break/></text:span><text:span text:style-name="T7"/></text:p>
              </text:list-item>
              <text:list-item>
                <text:p><text:span text:style-name="T7">加班之類的都會算入時薪！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於是、我接下了這份工作！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但是我對薪水其實還是沒什麼概念！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draw:frame presentation:style-name="pr5" draw:layer="layout" svg:width="25.199cm" svg:height="3.506cm" svg:x="1.4cm" svg:y="0.837cm" presentation:class="title">
          <draw:text-box>
            <text:p>收到薪資單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才知道時薪大約六百元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draw:frame presentation:style-name="pr5" draw:layer="layout" svg:width="25.199cm" svg:height="3.506cm" svg:x="1.4cm" svg:y="0.837cm" presentation:class="title">
          <draw:text-box>
            <text:p>想想應該沒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一天算八小時的話，日薪大約四千多！</text:span></text:p>
              </text:list-item>
              <text:list-item>
                <text:p><text:span text:style-name="T7">換成月薪應該乘以</text:span><text:span text:style-name="T7">20</text:span><text:span text:style-name="T7">，也差不多八萬了！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5" draw:layer="layout" svg:width="25.199cm" svg:height="3.506cm" svg:x="1.4cm" svg:y="0.837cm" presentation:class="title">
          <draw:text-box>
            <text:p>相較於前一份工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在這份工作上表現得更好！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5" draw:layer="layout" svg:width="25.199cm" svg:height="3.506cm" svg:x="1.4cm" svg:y="0.837cm" presentation:class="title">
          <draw:text-box>
            <text:p><text:span text:style-name="T10">一個很重要的原因是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談了一個可以讓自己的心安定下來的薪水！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認為只要你有能力，千萬不要委屈自己！</text:span><text:span text:style-name="T7"><text:line-break/></text:span><text:span text:style-name="T7"/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5" draw:layer="layout" svg:width="25.199cm" svg:height="3.506cm" svg:x="1.4cm" svg:y="0.837cm" presentation:class="title">
          <draw:text-box>
            <text:p>一份不適當的薪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對你和公司而言，都是傷害！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draw:frame presentation:style-name="pr5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這只是我個人的經驗與看法</text:span></text:p>
                <text:p><text:span text:style-name="T7"/></text:p>
              </text:list-item>
              <text:list-item>
                <text:p><text:span text:style-name="T7">不能武斷地認為就是這樣！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draw:frame presentation:style-name="pr5" draw:layer="layout" svg:width="25.199cm" svg:height="3.506cm" svg:x="1.4cm" svg:y="0.837cm" presentation:class="title">
          <draw:text-box>
            <text:p>工作與面試的方法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每個公司都有所不同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5" draw:layer="layout" svg:width="25.199cm" svg:height="3.506cm" svg:x="1.4cm" svg:y="0.837cm" presentation:class="title">
          <draw:text-box>
            <text:p>不同類型的公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不同想法的老闆</text:span></text:p>
              </text:list-item>
              <text:list-item>
                <text:p><text:span text:style-name="T7">不同的企業文化與制度</text:span></text:p>
              </text:list-item>
              <text:list-item>
                <text:p><text:span text:style-name="T7">都會對人才和薪水有不同的看法！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5" draw:layer="layout" svg:width="25.199cm" svg:height="3.506cm" svg:x="1.4cm" svg:y="0.837cm" presentation:class="title">
          <draw:text-box>
            <text:p>不過只要你有能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又何必一開始就委屈自己</text:span><text:span text:style-name="T7"><text:line-break/></text:span><text:span text:style-name="T7"/></text:p>
                <text:p><text:span text:style-name="T7"/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5" draw:layer="layout" svg:width="25.199cm" svg:height="3.506cm" svg:x="1.4cm" svg:y="0.837cm" presentation:class="title">
          <draw:text-box>
            <text:p>薪水開得太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下就被錄取了<text:line-break/></text:p>
              </text:list-item>
              <text:list-item>
                <text:p>反而不是好事！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5" draw:layer="layout" svg:width="25.199cm" svg:height="3.506cm" svg:x="1.4cm" svg:y="0.837cm" presentation:class="title">
          <draw:text-box>
            <text:p>就在昨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發了幾個《</text:span><text:span text:style-name="T8">fb</text:span><text:span text:style-name="T8">問卷調查》，對各位或許會有些參考價值，先讓我們來看看！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5" draw:layer="layout" svg:width="25.199cm" svg:height="3.506cm" svg:x="1.4cm" svg:y="0.837cm" presentation:class="title">
          <draw:text-box>
            <text:p>第一個fb調查如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692cm" svg:height="9.633cm" svg:x="1.708cm" svg:y="6.567cm">
          <draw:image xlink:href="Pictures/10000000000002D00000010E2C271B36D84CD88D.png" xlink:type="simple" xlink:show="embed" xlink:actuate="onLoad">
            <text:p/>
          </draw:image>
        </draw:frame>
        <draw:frame draw:style-name="gr5" draw:text-style-name="P7" draw:layer="layout" svg:width="17.926cm" svg:height="1.759cm" svg:x="1.074cm" svg:y="19.436cm">
          <draw:text-box>
            <text:p><text:span text:style-name="T11"><text:a xlink:href="https://www.facebook.com/ccckmit/posts/10154107295411893" xlink:type="simple">https://www.facebook.com/ccckmit/posts/10154107295411893</text:a></text:span></text:p>
            <text:p/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draw:style-name="gr3" draw:text-style-name="P5" draw:layer="layout" svg:width="12.224cm" svg:height="2.963cm" svg:x="14.776cm" svg:y="4.437cm">
          <draw:image xlink:href="Pictures/10000000000001CE00000070D123339A423CDE17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<text:span text:style-name="T10">調查結果令我大感意外</text:span></text:p>
          </draw:text-box>
        </draw:frame>
        <draw:frame draw:style-name="gr3" draw:text-style-name="P5" draw:layer="layout" svg:width="14.156cm" svg:height="8.969cm" svg:x="0.2cm" svg:y="5.7cm">
          <draw:image xlink:href="Pictures/100000000000021700000153F5B8528E51AB1B9F.png" xlink:type="simple" xlink:show="embed" xlink:actuate="onLoad">
            <text:p/>
          </draw:image>
        </draw:frame>
        <draw:frame draw:style-name="gr3" draw:text-style-name="P5" draw:layer="layout" svg:width="16.59cm" svg:height="1.401cm" svg:x="0.21cm" svg:y="4cm">
          <draw:image xlink:href="Pictures/100000000000027300000035CE100946279C379C.png" xlink:type="simple" xlink:show="embed" xlink:actuate="onLoad">
            <text:p/>
          </draw:image>
        </draw:frame>
        <draw:frame draw:style-name="gr3" draw:text-style-name="P5" draw:layer="layout" svg:width="16.51cm" svg:height="2.275cm" svg:x="9.6cm" svg:y="7.6cm">
          <draw:image xlink:href="Pictures/100000000000027000000056C4BA0EE4BD2D81F4.png" xlink:type="simple" xlink:show="embed" xlink:actuate="onLoad">
            <text:p/>
          </draw:image>
        </draw:frame>
        <draw:frame draw:style-name="gr3" draw:text-style-name="P5" draw:layer="layout" svg:width="16.696cm" svg:height="3.439cm" svg:x="0.2cm" svg:y="14.8cm">
          <draw:image xlink:href="Pictures/1000000000000277000000826338B4AEF3D0AF71.png" xlink:type="simple" xlink:show="embed" xlink:actuate="onLoad">
            <text:p/>
          </draw:image>
        </draw:frame>
        <draw:frame draw:style-name="gr3" draw:text-style-name="P5" draw:layer="layout" svg:width="15.643cm" svg:height="1.839cm" svg:x="12.2cm" svg:y="12.659cm">
          <draw:image xlink:href="Pictures/10000000000002750000004AF3DFA737DA1CF8E3.png" xlink:type="simple" xlink:show="embed" xlink:actuate="onLoad">
            <text:p/>
          </draw:image>
        </draw:frame>
        <draw:frame draw:style-name="gr3" draw:text-style-name="P5" draw:layer="layout" svg:width="14.4cm" svg:height="2.38cm" svg:x="0.2cm" svg:y="18.153cm">
          <draw:image xlink:href="Pictures/100000000000027B00000069E546842DF856DB6C.png" xlink:type="simple" xlink:show="embed" xlink:actuate="onLoad">
            <text:p/>
          </draw:image>
        </draw:frame>
        <draw:frame draw:style-name="gr3" draw:text-style-name="P5" draw:layer="layout" svg:width="10cm" svg:height="1.792cm" svg:x="17.2cm" svg:y="14.608cm">
          <draw:image xlink:href="Pictures/10000000000001CF000000534FD9E27946AE1C28.png" xlink:type="simple" xlink:show="embed" xlink:actuate="onLoad">
            <text:p/>
          </draw:image>
        </draw:frame>
        <draw:frame draw:style-name="gr3" draw:text-style-name="P5" draw:layer="layout" svg:width="17.279cm" svg:height="1.543cm" svg:x="10.2cm" svg:y="10.257cm">
          <draw:image xlink:href="Pictures/100000000000027E00000039A3D129508D967CF2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看了以上的那些訊息之後</text:span></text:p>
          </draw:text-box>
        </draw:frame>
        <draw:frame presentation:style-name="pr6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6">我終於得到了一個結論！</text:span></text:p>
              </text:list-item>
            </text:list>
          </draw:text-box>
        </draw:frame>
        <draw:frame draw:style-name="gr3" draw:text-style-name="P5" draw:layer="layout" svg:width="22.2cm" svg:height="11.718cm" svg:x="3cm" svg:y="7.082cm">
          <draw:image xlink:href="Pictures/10000000000002DF00000184D2352636EA7B8284.png" xlink:type="simple" xlink:show="embed" xlink:actuate="onLoad">
            <text:p/>
          </draw:image>
        </draw:frame>
        <draw:frame draw:style-name="gr5" draw:text-style-name="P7" draw:layer="layout" svg:width="17.926cm" svg:height="1.759cm" svg:x="1.474cm" svg:y="19.4cm">
          <draw:text-box>
            <text:p><text:span text:style-name="T11"><text:a xlink:href="https://www.facebook.com/ccckmit/posts/10154107295411893" xlink:type="simple">https://www.facebook.com/ccckmit/posts/10154107295411893</text:a></text:span></text:p>
            <text:p/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7" draw:layer="layout" svg:width="25.199cm" svg:height="4.065cm" svg:x="1.4cm" svg:y="0.558cm" presentation:class="title" presentation:user-transformed="true">
          <draw:text-box>
            <text:p><text:span text:style-name="T7">但是、這個結論不知</text:span><text:span text:style-name="T7"><text:line-break/></text:span><text:span text:style-name="T7">算不算下得太早</text:span></text:p>
          </draw:text-box>
        </draw:frame>
        <draw:frame presentation:style-name="pr6" draw:layer="layout" svg:width="25.199cm" svg:height="18.494cm" svg:x="1.4cm" svg:y="5.114cm" presentation:class="outline" presentation:user-transformed="true">
          <draw:text-box>
            <text:list text:style-name="L3">
              <text:list-item>
                <text:p><text:span text:style-name="T8">或許後面有些隱藏的原因！</text:span></text:p>
              </text:list-item>
            </text:list>
          </draw:text-box>
        </draw:frame>
        <draw:frame draw:style-name="gr3" draw:text-style-name="P5" draw:layer="layout" svg:width="16.22cm" svg:height="1.957cm" svg:x="1.739cm" svg:y="6.888cm">
          <draw:image xlink:href="Pictures/10000000000002650000004AE7544D0A07EF006E.png" xlink:type="simple" xlink:show="embed" xlink:actuate="onLoad">
            <text:p/>
          </draw:image>
        </draw:frame>
        <draw:frame draw:style-name="gr3" draw:text-style-name="P5" draw:layer="layout" svg:width="16.723cm" svg:height="3.359cm" svg:x="1.8cm" svg:y="9.1cm">
          <draw:image xlink:href="Pictures/10000000000002780000007FBB501B2DE725B059.png" xlink:type="simple" xlink:show="embed" xlink:actuate="onLoad">
            <text:p/>
          </draw:image>
        </draw:frame>
        <draw:frame draw:style-name="gr3" draw:text-style-name="P5" draw:layer="layout" svg:width="16.88cm" svg:height="2.196cm" svg:x="1.72cm" svg:y="12.904cm">
          <draw:image xlink:href="Pictures/100000000000027E0000005331C56692E6D2DB50.png" xlink:type="simple" xlink:show="embed" xlink:actuate="onLoad">
            <text:p/>
          </draw:image>
        </draw:frame>
        <draw:frame draw:style-name="gr3" draw:text-style-name="P5" draw:layer="layout" svg:width="4.244cm" svg:height="0.834cm" svg:x="21.973cm" svg:y="6.166cm">
          <draw:image xlink:href="Pictures/100000000000007A000000181DE46AEF8256DB1A.png" xlink:type="simple" xlink:show="embed" xlink:actuate="onLoad">
            <text:p/>
          </draw:image>
        </draw:frame>
        <draw:frame draw:style-name="gr3" draw:text-style-name="P5" draw:layer="layout" svg:width="18.359cm" svg:height="2.317cm" svg:x="1.7cm" svg:y="15.283cm">
          <draw:image xlink:href="Pictures/100000000000027A0000005046038B8832CBC4C3.png" xlink:type="simple" xlink:show="embed" xlink:actuate="onLoad">
            <text:p/>
          </draw:image>
        </draw:frame>
        <draw:frame draw:style-name="gr3" draw:text-style-name="P5" draw:layer="layout" svg:width="9cm" svg:height="2.941cm" svg:x="18.8cm" svg:y="7.8cm">
          <draw:image xlink:href="Pictures/1000000000000169000000763C29EACAE85551A6.png" xlink:type="simple" xlink:show="embed" xlink:actuate="onLoad">
            <text:p/>
          </draw:image>
        </draw:frame>
        <draw:frame draw:style-name="gr3" draw:text-style-name="P5" draw:layer="layout" svg:width="11.6cm" svg:height="0.901cm" svg:x="15.4cm" svg:y="19.4cm">
          <draw:image xlink:href="Pictures/100000000000027500000031B10639D15D13E73B.png" xlink:type="simple" xlink:show="embed" xlink:actuate="onLoad">
            <text:p/>
          </draw:image>
        </draw:frame>
        <draw:frame draw:style-name="gr3" draw:text-style-name="P5" draw:layer="layout" svg:width="16.3cm" svg:height="1.534cm" svg:x="1.7cm" svg:y="17.711cm">
          <draw:image xlink:href="Pictures/10000000000002720000003B13C8AA0098A8DFF3.png" xlink:type="simple" xlink:show="embed" xlink:actuate="onLoad">
            <text:p/>
          </draw:image>
        </draw:frame>
        <draw:frame draw:style-name="gr3" draw:text-style-name="P5" draw:layer="layout" svg:width="13.254cm" svg:height="1.144cm" svg:x="1.746cm" svg:y="19.455cm">
          <draw:image xlink:href="Pictures/100000000000027D00000037AC50F2B8C8E085FE.png" xlink:type="simple" xlink:show="embed" xlink:actuate="onLoad">
            <text:p/>
          </draw:image>
        </draw:frame>
        <draw:frame draw:style-name="gr3" draw:text-style-name="P5" draw:layer="layout" svg:width="16.775cm" svg:height="2.17cm" svg:x="10.4cm" svg:y="12.2cm">
          <draw:image xlink:href="Pictures/100000000000027A00000052A9C4AEE4C66157AA.png" xlink:type="simple" xlink:show="embed" xlink:actuate="onLoad">
            <text:p/>
          </draw:image>
        </draw:frame>
        <draw:frame draw:style-name="gr3" draw:text-style-name="P5" draw:layer="layout" svg:width="13.309cm" svg:height="0.581cm" svg:x="14.6cm" svg:y="18.6cm">
          <draw:image xlink:href="Pictures/10000000000001F70000001653B5D439EC2269FC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這些回應讓我感到好奇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於是我又發了一個調查！</text:span></text:p>
              </text:list-item>
            </text:list>
          </draw:text-box>
        </draw:frame>
        <draw:frame draw:style-name="gr3" draw:text-style-name="P5" draw:layer="layout" svg:width="21.319cm" svg:height="9.225cm" svg:x="4.281cm" svg:y="8.4cm">
          <draw:image xlink:href="Pictures/100000000000028700000118EA09986280F8099C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然後又得到了一些有趣的回應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8.546cm" svg:height="3.36cm" svg:x="2.654cm" svg:y="5.946cm">
          <draw:image xlink:href="Pictures/10000000000001430000007FC64E0DCB2C3D31C4.png" xlink:type="simple" xlink:show="embed" xlink:actuate="onLoad">
            <text:p/>
          </draw:image>
        </draw:frame>
        <draw:frame draw:style-name="gr3" draw:text-style-name="P5" draw:layer="layout" svg:width="5.635cm" svg:height="0.845cm" svg:x="2.765cm" svg:y="9.955cm">
          <draw:image xlink:href="Pictures/10000000000000D500000020AE1D532BB2585241.png" xlink:type="simple" xlink:show="embed" xlink:actuate="onLoad">
            <text:p/>
          </draw:image>
        </draw:frame>
        <draw:frame draw:style-name="gr3" draw:text-style-name="P5" draw:layer="layout" svg:width="13.6cm" svg:height="0.792cm" svg:x="2.8cm" svg:y="11.408cm">
          <draw:image xlink:href="Pictures/10000000000002020000001E6E4D4192F8451846.png" xlink:type="simple" xlink:show="embed" xlink:actuate="onLoad">
            <text:p/>
          </draw:image>
        </draw:frame>
        <draw:frame draw:style-name="gr3" draw:text-style-name="P5" draw:layer="layout" svg:width="16.431cm" svg:height="4.763cm" svg:x="2.8cm" svg:y="12.437cm">
          <draw:image xlink:href="Pictures/100000000000026D000000B4AFAFB53ABDD33AB3.png" xlink:type="simple" xlink:show="embed" xlink:actuate="onLoad">
            <text:p/>
          </draw:image>
        </draw:frame>
        <draw:frame draw:style-name="gr3" draw:text-style-name="P5" draw:layer="layout" svg:width="10.869cm" svg:height="4.924cm" svg:x="12.131cm" svg:y="5.476cm">
          <draw:image xlink:href="Pictures/1000000000000175000000A9682A08F802684FB1.png" xlink:type="simple" xlink:show="embed" xlink:actuate="onLoad">
            <text:p/>
          </draw:image>
        </draw:frame>
        <draw:frame draw:style-name="gr3" draw:text-style-name="P5" draw:layer="layout" svg:width="16.642cm" svg:height="1.64cm" svg:x="2.758cm" svg:y="17.56cm">
          <draw:image xlink:href="Pictures/10000000000002750000003E0DEA6CAA16D1FC51.png" xlink:type="simple" xlink:show="embed" xlink:actuate="onLoad">
            <text:p/>
          </draw:image>
        </draw:frame>
        <draw:frame draw:style-name="gr3" draw:text-style-name="P5" draw:layer="layout" svg:width="13.996cm" svg:height="1.455cm" svg:x="2.804cm" svg:y="19.4cm">
          <draw:image xlink:href="Pictures/100000000000021100000037A9A9A956C83C84C2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然後很多人提到了</text:span><text:span text:style-name="T9">15</text:span><text:span text:style-name="T9">歲有沒有違法的問題</text:span></text:p>
          </draw:text-box>
        </draw:frame>
        <draw:frame presentation:style-name="pr6" draw:layer="layout" svg:width="25.199cm" svg:height="18.494cm" svg:x="1.4cm" svg:y="5.314cm" presentation:class="outline" presentation:user-transformed="true">
          <draw:text-box>
            <text:list text:style-name="L3">
              <text:list-item>
                <text:p><text:span text:style-name="T12">根據勞基法，其實是沒有違法的，只要家長簽同意書，且非危險行業且不超時就行了！</text:span></text:p>
              </text:list-item>
            </text:list>
          </draw:text-box>
        </draw:frame>
        <draw:frame draw:style-name="gr3" draw:text-style-name="P5" draw:layer="layout" svg:width="20.409cm" svg:height="12.828cm" svg:x="4.191cm" svg:y="7.6cm">
          <draw:image xlink:href="Pictures/100000000000025B0000017B375AD1B2D6F3DF6E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這種年紀輕輕就開始程式工作的人</text:span></text:p>
          </draw:text-box>
        </draw:frame>
        <draw:frame presentation:style-name="pr6" draw:layer="layout" svg:width="25.199cm" svg:height="18.494cm" svg:x="1.4cm" svg:y="5.614cm" presentation:class="outline" presentation:user-transformed="true">
          <draw:text-box>
            <text:list text:style-name="L3">
              <text:list-item>
                <text:p><text:span text:style-name="T13">其實不乏先例，像是唐鳳和</text:span><text:span text:style-name="T13">J</text:span><text:span text:style-name="T13">先生就是範例。</text:span></text:p>
              </text:list-item>
            </text:list>
          </draw:text-box>
        </draw:frame>
        <draw:frame draw:style-name="gr3" draw:text-style-name="P5" draw:layer="layout" svg:width="20.051cm" svg:height="10.579cm" svg:x="4.149cm" svg:y="7.698cm">
          <draw:image xlink:href="Pictures/100000000000028C0000015897F277B09F43197D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看了這麼多關於工作的討論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現在、你應該知道怎麼找工作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draw:frame presentation:style-name="pr5" draw:layer="layout" svg:width="25.199cm" svg:height="3.506cm" svg:x="1.4cm" svg:y="0.837cm" presentation:class="title">
          <draw:text-box>
            <text:p>怎麼談薪水了吧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5" draw:layer="layout" svg:width="25.199cm" svg:height="3.506cm" svg:x="1.4cm" svg:y="0.837cm" presentation:class="title">
          <draw:text-box>
            <text:p>祝你面試順利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9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這就是我們今天的十分鐘系列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下回見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6-05T13:57:42.468000000</dc:date>
    <meta:editing-duration>P2DT59M28S</meta:editing-duration>
    <meta:editing-cycles>497</meta:editing-cycles>
    <meta:generator>LibreOffice/5.1.0.3$Windows_x86 LibreOffice_project/5e3e00a007d9b3b6efb6797a8b8e57b51ab1f737</meta:generator>
    <meta:document-statistic meta:object-count="315"/>
  </office:meta>
</office:document-meta>
</file>